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text-properties style:font-name="Mono" fo:font-size="14pt" style:font-size-asian="14pt" style:font-size-complex="14pt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Heading_20_4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c9211e" loext:opacity="100%" style:font-name="Mono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Mono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1" style:family="paragraph" style:parent-style-name="Text_20_body">
      <style:text-properties style:font-name="Mono" fo:font-size="14pt" style:font-size-asian="14pt" style:font-size-complex="14pt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Liberation Mono" fo:font-size="18pt" fo:font-style="italic" style:font-size-asian="15.75pt" style:font-style-asian="italic" style:font-size-complex="18pt" style:font-style-complex="italic"/>
    </style:style>
    <style:style style:name="T4" style:family="text">
      <style:text-properties style:font-name="Mono"/>
    </style:style>
    <style:style style:name="T5" style:family="text">
      <style:text-properties style:font-name="Mono" loext:padding="0cm" loext:border="none"/>
    </style:style>
    <style:style style:name="T6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7" style:family="text">
      <style:text-properties style:font-name="Mono" fo:font-size="14pt" style:font-size-asian="14pt" style:font-size-complex="14pt"/>
    </style:style>
    <style:style style:name="T8" style:family="text">
      <style:text-properties style:font-name="Mono" fo:font-size="14pt" style:font-size-asian="14pt" style:font-size-complex="14pt" loext:padding="0cm" loext:border="none"/>
    </style:style>
    <style:style style:name="T9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1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S1-10 | 📘 Aula - Fragment</text:span></text:h>
      <text:h text:style-name="Heading_20_3" text:outline-level="3"/>
      <text:h text:style-name="P2" text:outline-level="3"><text:bookmark text:name="introdução"/>Introdução</text:h>
      <text:p text:style-name="P11"/>
      <text:p text:style-name="P10">Uma das características que diferem o JSX do HTML é que, em um retorno ou arquivo de JSX é possível ter somente uma única tag principal.</text:p>
      <text:p text:style-name="P10">Por isso, isso pode nos levar acreditar que obrigatoriamente todo componente precisará ter somente um elemento principal, o que não é verdade, porque, para compensar essa limitação existe recurso chamado fragment, que aprenderemos no decorrer dessa aula. </text:p>
      <text:h text:style-name="P3" text:outline-level="3"><text:bookmark text:name="fragment"/>Fragment</text:h>
      <text:p text:style-name="P10"/>
      <text:p text:style-name="P10">O Fragment é essencialmente uma tag "invisível" presente no JSX, que não resulta em nenhuma renderização no DOM. É utilizado quando desejamos que um componente ou retorno tenha mais de uma tag principal.</text:p>
      <text:p text:style-name="P10">Confira o exemplo abaixo:</text:p>
      <text:p text:style-name="P6"><text:span text:style-name="Source_20_Text"><text:span text:style-name="T11">export const Example = () =&gt; {</text:span></text:span></text:p>
      <text:p text:style-name="P6"><text:span text:style-name="Source_20_Text"><text:span text:style-name="T11"><text:s text:c="3"/>return (</text:span></text:span></text:p>
      <text:p text:style-name="P6"><text:span text:style-name="Source_20_Text"><text:span text:style-name="T11"><text:s text:c="6"/>&lt;&gt;</text:span></text:span></text:p>
      <text:p text:style-name="P6"><text:span text:style-name="Source_20_Text"><text:span text:style-name="T11"><text:s text:c="9"/>&lt;header&gt;Header&lt;/header&gt;</text:span></text:span></text:p>
      <text:p text:style-name="P6"><text:span text:style-name="Source_20_Text"><text:span text:style-name="T11"><text:s text:c="9"/>&lt;div&gt;</text:span></text:span></text:p>
      <text:p text:style-name="P6"><text:span text:style-name="Source_20_Text"><text:span text:style-name="T11"><text:s text:c="12"/>&lt;p&gt;Conteúdo&lt;/p&gt;</text:span></text:span></text:p>
      <text:p text:style-name="P6"><text:span text:style-name="Source_20_Text"><text:span text:style-name="T11"><text:s text:c="9"/>&lt;/div&gt;</text:span></text:span></text:p>
      <text:p text:style-name="P6"><text:span text:style-name="Source_20_Text"><text:span text:style-name="T11"><text:s text:c="9"/>&lt;footer&gt;Footer&lt;/footer&gt;</text:span></text:span></text:p>
      <text:p text:style-name="P6"><text:span text:style-name="Source_20_Text"><text:span text:style-name="T11"><text:s text:c="6"/>&lt;/&gt;</text:span></text:span></text:p>
      <text:p text:style-name="P6"><text:span text:style-name="Source_20_Text"><text:span text:style-name="T11"><text:s text:c="3"/>);</text:span></text:span></text:p>
      <text:p text:style-name="P6"><text:span text:style-name="Source_20_Text"><text:span text:style-name="T11">};</text:span></text:span></text:p>
      <text:p text:style-name="P9"><text:span text:style-name="T7">Neste exemplo, temos três tags principais (header, div e footer) envolvidas por um fragment.</text:span></text:p>
      <text:h text:style-name="P4" text:outline-level="4">Alternativa sintática</text:h>
      <text:p text:style-name="P10"/>
      <text:p text:style-name="P10"><text:soft-page-break/>O fragment na grande maioria das aplicações é representando de forma semelhante ao exemplo acima. Porem, é possível encontrar usos de uma sintaxe mais robusta.</text:p>
      <text:p text:style-name="P10">Confira o exemplo abaixo:</text:p>
      <text:p text:style-name="P6"><text:span text:style-name="Source_20_Text"><text:span text:style-name="T11">import { Fragment } from "react";</text:span></text:span></text:p>
      <text:p text:style-name="P7"/>
      <text:p text:style-name="P6"><text:span text:style-name="Source_20_Text"><text:span text:style-name="T11">export const Example = () =&gt; {</text:span></text:span></text:p>
      <text:p text:style-name="P6"><text:span text:style-name="Source_20_Text"><text:span text:style-name="T11"><text:s text:c="3"/>return (</text:span></text:span></text:p>
      <text:p text:style-name="P6"><text:span text:style-name="Source_20_Text"><text:span text:style-name="T11"><text:s text:c="6"/>&lt;Fragment&gt;</text:span></text:span></text:p>
      <text:p text:style-name="P6"><text:span text:style-name="Source_20_Text"><text:span text:style-name="T11"><text:s text:c="9"/>&lt;header&gt;Header&lt;/header&gt;</text:span></text:span></text:p>
      <text:p text:style-name="P6"><text:span text:style-name="Source_20_Text"><text:span text:style-name="T11"><text:s text:c="9"/>&lt;div&gt;</text:span></text:span></text:p>
      <text:p text:style-name="P6"><text:span text:style-name="Source_20_Text"><text:span text:style-name="T11"><text:s text:c="12"/>&lt;p&gt;Conteúdo&lt;/p&gt;</text:span></text:span></text:p>
      <text:p text:style-name="P6"><text:span text:style-name="Source_20_Text"><text:span text:style-name="T11"><text:s text:c="9"/>&lt;/div&gt;</text:span></text:span></text:p>
      <text:p text:style-name="P6"><text:span text:style-name="Source_20_Text"><text:span text:style-name="T11"><text:s text:c="9"/>&lt;footer&gt;Footer&lt;/footer&gt;</text:span></text:span></text:p>
      <text:p text:style-name="P6"><text:span text:style-name="Source_20_Text"><text:span text:style-name="T11"><text:s text:c="6"/>&lt;Fragment/&gt;</text:span></text:span></text:p>
      <text:p text:style-name="P6"><text:span text:style-name="Source_20_Text"><text:span text:style-name="T11"><text:s text:c="3"/>);</text:span></text:span></text:p>
      <text:p text:style-name="P5"><text:span text:style-name="Source_20_Text"><text:span text:style-name="T11">};</text:span></text:span></text:p>
      <text:p text:style-name="P9"><text:span text:style-name="T7">No exemplo acima, o </text:span><text:span text:style-name="Source_20_Text"><text:span text:style-name="T9">Fragment</text:span></text:span><text:span text:style-name="T7"> do React é importado e é renderizado de maneira muito semelhante a um componente. Apesar da sintaxe ser mais robusta, o resultado do funcionamento será o mesmo do formato apresentado anteriormente.</text:span></text:p>
      <text:h text:style-name="P3" text:outline-level="3"><text:bookmark text:name="conclusão"/>Conclusão</text:h>
      <text:p text:style-name="P10"/>
      <text:p text:style-name="P10">Nesta aula, aprendemos sobre o fragment, o que nos permitiu perceber que, apesar da limitação sintática em nossos componentes, podemos ter quantas tags principais forem necessárias. Vamos explorar um pouco mais desse conceito nas atividades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53:39.487956813</meta:creation-date>
    <dc:date>2024-03-12T08:55:59.631701810</dc:date>
    <meta:editing-duration>PT2M20S</meta:editing-duration>
    <meta:editing-cycles>1</meta:editing-cycles>
    <meta:document-statistic meta:table-count="0" meta:image-count="0" meta:object-count="0" meta:page-count="2" meta:paragraph-count="37" meta:word-count="267" meta:character-count="1854" meta:non-whitespace-character-count="1491"/>
    <meta:generator>LibreOffice/24.2.0.3$Linux_X86_64 LibreOffice_project/da48488a73ddd66ea24cf16bbc4f7b9c08e9bea1</meta:generator>
  </office:meta>
</office:document-meta>
</file>